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agu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float" office:value="4411.4" calcext:value-type="float">
            <text:p>4411.4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316.2" calcext:value-type="float">
            <text:p>1316.2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910.9" calcext:value-type="float">
            <text:p>1910.9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190.2" calcext:value-type="float">
            <text:p>1190.2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705.9" calcext:value-type="float">
            <text:p>705.9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float" office:value="4437.1" calcext:value-type="float">
            <text:p>4437.1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19.9" calcext:value-type="float">
            <text:p>1319.9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595.4" calcext:value-type="float">
            <text:p>1595.4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684.5" calcext:value-type="float">
            <text:p>684.5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3821.1" calcext:value-type="float">
            <text:p>3821.1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095.9" calcext:value-type="float">
            <text:p>1095.9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249.7" calcext:value-type="float">
            <text:p>1249.7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468.9" calcext:value-type="float">
            <text:p>1468.9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680.9" calcext:value-type="float">
            <text:p>680.9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3939.8" calcext:value-type="float">
            <text:p>3939.8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993.7" calcext:value-type="float">
            <text:p>993.7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324.9" calcext:value-type="float">
            <text:p>1324.9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974.3" calcext:value-type="float">
            <text:p>974.3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80.8" calcext:value-type="float">
            <text:p>480.8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float" office:value="3140.2" calcext:value-type="float">
            <text:p>3140.2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985.3" calcext:value-type="float">
            <text:p>985.3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083.2" calcext:value-type="float">
            <text:p>1083.2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04.7" calcext:value-type="float">
            <text:p>604.7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051.7" calcext:value-type="float">
            <text:p>1051.7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137.5" calcext:value-type="float">
            <text:p>1137.5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237.5" calcext:value-type="float">
            <text:p>1237.5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503.1" calcext:value-type="float">
            <text:p>503.1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2213.6" calcext:value-type="float">
            <text:p>2213.6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917.2" calcext:value-type="float">
            <text:p>917.2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963.9" calcext:value-type="float">
            <text:p>963.9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214.6" calcext:value-type="float">
            <text:p>1214.6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488.1" calcext:value-type="float">
            <text:p>488.1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886.9" calcext:value-type="float">
            <text:p>1886.9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858.8" calcext:value-type="float">
            <text:p>858.8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986.3" calcext:value-type="float">
            <text:p>986.3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146.9" calcext:value-type="float">
            <text:p>1146.9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83.2" calcext:value-type="float">
            <text:p>283.2</text:p>
          </table:table-cell>
        </table:table-row>
        <table:table-row table:style-name="ro1">
          <table:table-cell office:value-type="string" calcext:value-type="string">
            <text:p>Premier League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Serie A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989.8" calcext:value-type="float">
            <text:p>989.8</text:p>
          </table:table-cell>
        </table:table-row>
        <table:table-row table:style-name="ro1">
          <table:table-cell office:value-type="string" calcext:value-type="string">
            <text:p>Bundesliga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925.5" calcext:value-type="float">
            <text:p>925.5</text:p>
          </table:table-cell>
        </table:table-row>
        <table:table-row table:style-name="ro1">
          <table:table-cell office:value-type="string" calcext:value-type="string">
            <text:p>La Liga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160.1" calcext:value-type="float">
            <text:p>1160.1</text:p>
          </table:table-cell>
        </table:table-row>
        <table:table-row table:style-name="ro1">
          <table:table-cell office:value-type="string" calcext:value-type="string">
            <text:p>Ligue 1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2:59:06.754365071</meta:creation-date>
    <dc:date>2019-07-06T13:10:57.675155593</dc:date>
    <meta:editing-duration>PT50S</meta:editing-duration>
    <meta:editing-cycles>1</meta:editing-cycles>
    <meta:document-statistic meta:table-count="1" meta:cell-count="184" meta:object-count="0"/>
    <meta:generator>LibreOffice/6.1.6.3$Linux_X86_64 LibreOffice_project/10$Build-3</meta:generator>
  </office:meta>
</office:document-meta>
</file>